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0" style:family="paragraph" style:parent-style-name="Standard">
      <style:paragraph-properties fo:margin-top="0.3335in" fo:margin-bottom="0.0835in" loext:contextual-spacing="false" fo:line-height="100%" fo:text-align="justify" style:justify-single-word="false" fo:keep-with-next="auto"/>
    </style:style>
    <style:style style:name="P11" style:family="paragraph" style:parent-style-name="Standard">
      <style:paragraph-properties fo:margin-top="0.25in" fo:margin-bottom="0.0555in" loext:contextual-spacing="false" fo:line-height="100%" fo:text-align="justify" style:justify-single-word="false" fo:keep-with-next="auto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1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3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14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9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0" style:family="text">
      <style:text-properties fo:color="#188038" fo:font-size="10pt" style:font-size-asian="10pt" style:font-size-complex="10pt"/>
    </style:style>
    <style:style style:name="T21" style:family="text">
      <style:text-properties fo:color="#99007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</text:span><text:span text:style-name="T2"><text:line-break/></text:span><text:span text:style-name="T3">Scripting en Python 03. Guia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Scripting en Python - Parte 03 - Guia</text:span></text:p>
      <text:list xml:id="list248293734" text:style-name="WWNum1">
        <text:list-item>
          <text:p text:style-name="P17"><text:bookmark text:name="_dbh0n1vac4c8"/>¿Qué hacer?</text:p>
        </text:list-item>
      </text:list>
      <text:p text:style-name="P6">En esta unidad, vamos a mostrarte cómo ejecutar comandos de Linux/Windows y obtener su salida como una variable. Además, vamos a aprender cómo pasar argumentos utilizando la consola de Linux/Windows.</text:p>
      <text:p text:style-name="P6">Para usar los siguientes comandos, debemos utilizar la cláusula “import” con el fin de importar módulos que contienen funciones personalizadas. Si quieres saber más sobre los módulos, visita este enlace: <text:a xlink:type="simple" xlink:href="https://www.w3schools.com/python/python_modules.asp" text:style-name="ListLabel_20_1" text:visited-style-name="ListLabel_20_1"><text:span text:style-name="T9">https://www.w3schools.com/python/python_modules.asp</text:span></text:a>.</text:p>
      <text:list xml:id="list25008430793678" text:continue-numbering="true" text:style-name="WWNum1">
        <text:list-item>
          <text:p text:style-name="P17"><text:bookmark text:name="_wjoh6duzoiti"/>Ejecutar comandos de Linux/Windows</text:p>
        </text:list-item>
      </text:list>
      <text:p text:style-name="Standard">Para ejecutar comandos de Linux/Windows y obtener su salida, puedes usar este enlace.</text:p>
      <text:p text:style-name="Standard">Un ejempl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1"># Importamos el módulo "subprocess", que nos permite ejecutar comandos</text:span><text:span text:style-name="T12"><text:line-break/></text:span><text:span text:style-name="T13">import</text:span><text:span text:style-name="T12"> subprocess<text:line-break/></text:span><text:span text:style-name="T11"># subprocess.check_output ejecuta un comando y obtiene su salida</text:span><text:span text:style-name="T12"><text:line-break/>output = subprocess.check_output(</text:span><text:span text:style-name="T14">"cat /etc/services"</text:span><text:span text:style-name="T12">, shell=</text:span><text:span text:style-name="T13">True</text:span><text:span text:style-name="T12">)</text:span></text:p>
          </table:table-cell>
        </table:table-row>
      </table:table>
      <text:list xml:id="list25008752616498" text:continue-numbering="true" text:style-name="WWNum1">
        <text:list-item>
          <text:p text:style-name="P17"><text:bookmark text:name="_rvbx8jhjw5e4"/>Pasar argumentos desde la consola a nuestro programa</text:p>
        </text:list-item>
      </text:list>
      <text:p text:style-name="P6">Para pasar argumentos desde la consola a un programa en Python, debemos importar el módulo <text:span text:style-name="T16">sys</text:span> y usar la lista <text:span text:style-name="T16">sys.argv</text:span>.<text:line-break/>Esta variable contiene un array (lista) dond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12">sys.argv[</text:span><text:span text:style-name="T17">0</text:span><text:span text:style-name="T12">] es siempre el nombre </text:span><text:span text:style-name="T13">del</text:span><text:span text:style-name="T12"> archivo ejecutado.<text:line-break/>sys.argv[</text:span><text:span text:style-name="T17">1</text:span><text:span text:style-name="T12">] es el primer argumento pasado por consola.<text:line-break/>sys.argv[</text:span><text:span text:style-name="T17">2</text:span><text:span text:style-name="T12">] es el segundo argumento.</text:span></text:p>
          </table:table-cell>
        </table:table-row>
      </table:table>
      <text:p text:style-name="P7">…y así sucesivamente.<text:line-break/>Esto permite que un programa reciba datos directamente desde la consola cuando se ejecuta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2"># Importamos </text:span><text:span text:style-name="T13">el</text:span><text:span text:style-name="T12"> </text:span><text:span text:style-name="T13">m</text:span><text:span text:style-name="T12">ódulo sys<text:line-break/>import sys<text:line-break/><text:line-break/># La función </text:span><text:span text:style-name="T18">len</text:span><text:span text:style-name="T12"> nos dice </text:span><text:span text:style-name="T13">la</text:span><text:span text:style-name="T12"> longitud de </text:span><text:span text:style-name="T13">una</text:span><text:span text:style-name="T12"> lista. </text:span><text:span text:style-name="T14">"sys.argv"</text:span><text:span text:style-name="T12"> es </text:span><text:span text:style-name="T13">una</text:span><text:span text:style-name="T12"> lista<text:line-break/># que contiene los parámetros recibidos desde </text:span><text:span text:style-name="T13">la</text:span><text:span text:style-name="T12"> consola.<text:line-break/><text:line-break/></text:span><text:span text:style-name="T13">if</text:span><text:span text:style-name="T12"> </text:span><text:span text:style-name="T18">len</text:span><text:span text:style-name="T12">(sys.</text:span><text:span text:style-name="T18">argv</text:span><text:span text:style-name="T12">) != </text:span><text:span text:style-name="T17">3</text:span><text:span text:style-name="T12">:<text:line-break/> <text:s text:c="3"/></text:span><text:span text:style-name="T13">print</text:span><text:span text:style-name="T12">(</text:span><text:span text:style-name="T14">"Se requieren 2 parámetros"</text:span><text:span text:style-name="T12">)<text:line-break/></text:span><text:span text:style-name="T13">else</text:span><text:span text:style-name="T12">:<text:line-break/> <text:s text:c="3"/></text:span><text:span text:style-name="T13">print</text:span><text:span text:style-name="T12">(sys.</text:span><text:span text:style-name="T18">argv</text:span><text:span text:style-name="T12">[</text:span><text:span text:style-name="T17">0</text:span><text:span text:style-name="T12">]) <text:s/># muestra </text:span><text:span text:style-name="T13">el</text:span><text:span text:style-name="T12"> nombre del archivo ejecutable<text:line-break/> <text:s text:c="3"/></text:span><text:span text:style-name="T13">print</text:span><text:span text:style-name="T12">(sys.</text:span><text:span text:style-name="T18">argv</text:span><text:span text:style-name="T12">[</text:span><text:span text:style-name="T17">1</text:span><text:span text:style-name="T12">]) <text:s/># muestra </text:span><text:span text:style-name="T13">el</text:span><text:span text:style-name="T12"> primer argumento recibido<text:line-break/> <text:s text:c="3"/></text:span><text:span text:style-name="T13">print</text:span><text:span text:style-name="T12">(sys.</text:span><text:span text:style-name="T18">argv</text:span><text:span text:style-name="T12">[</text:span><text:span text:style-name="T17">2</text:span><text:span text:style-name="T12">]) <text:s/># muestra </text:span><text:span text:style-name="T13">el</text:span><text:span text:style-name="T12"> segundo argumento recibido</text:span></text:p>
          </table:table-cell>
        </table:table-row>
      </table:table>
      <text:p text:style-name="P7">Se importa el módulo sys para poder acceder a sys.argv.<text:lin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12">sys.</text:span><text:span text:style-name="T18">argv</text:span><text:span text:style-name="T12"> es </text:span><text:span text:style-name="T13">una</text:span><text:span text:style-name="T12"> lista </text:span><text:span text:style-name="T13">con</text:span><text:span text:style-name="T12"> todos los valores escritos </text:span><text:span text:style-name="T13">al</text:span><text:span text:style-name="T12"> ejecutar </text:span><text:span text:style-name="T13">el</text:span><text:span text:style-name="T12"> programa.<text:line-break/></text:span><text:span text:style-name="T18">len</text:span><text:span text:style-name="T12">(sys.</text:span><text:span text:style-name="T18">argv</text:span><text:span text:style-name="T12">) devuelve </text:span><text:span text:style-name="T13">cu</text:span><text:span text:style-name="T12">ántos elementos hay </text:span><text:span text:style-name="T13">en</text:span><text:span text:style-name="T12"> esa lista.</text:span></text:p>
          </table:table-cell>
        </table:table-row>
      </table:table>
      <text:p text:style-name="P9">Si no hay suficientes argumentos, se muestra un mensaje de error.<text:line-break/>Si sí hay suficientes, se imprime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12">sys.argv[</text:span><text:span text:style-name="T17">0</text:span><text:span text:style-name="T12">]: nombre </text:span><text:span text:style-name="T13">del</text:span><text:span text:style-name="T12"> script.<text:line-break/>sys.argv[</text:span><text:span text:style-name="T17">1</text:span><text:span text:style-name="T12">]: primer argumento.<text:line-break/>sys.argv[</text:span><text:span text:style-name="T17">2</text:span><text:span text:style-name="T12">]: segundo argumento.</text:span></text:p>
          </table:table-cell>
        </table:table-row>
      </table:table>
      <text:p text:style-name="P10"><text:span text:style-name="T16">Ejemplo real de ejecución en consola</text:span></text:p>
      <text:p text:style-name="P6">Supongamos que el archivo se llama <text:span text:style-name="T16">programa.py</text:span>.</text:p>
      <text:p text:style-name="P11"><text:span text:style-name="T16">Ejecución sin argumentos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13">python</text:span><text:span text:style-name="T12"> programa.</text:span><text:span text:style-name="T13">py</text:span></text:p>
          </table:table-cell>
        </table:table-row>
      </table:table>
      <text:p text:style-name="P6">Salida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<text:span text:style-name="T21">2 </text:span><text:span text:style-name="T12">parámetros son requeridos</text:span></text:p>
          </table:table-cell>
        </table:table-row>
      </table:table>
      <text:p text:style-name="P11"><text:span text:style-name="T16">Ejecución con dos argumentos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12">python programa.py hola adios</text:span></text:p>
          </table:table-cell>
        </table:table-row>
      </table:table>
      <text:p text:style-name="P6">Salid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12">programa.py<text:line-break/>hola<text:line-break/>adios</text:span></text:p>
          </table:table-cell>
        </table:table-row>
      </table:table>
      <text:p text:style-name="P6">Porque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><text:span text:style-name="T12">sys.argv[</text:span><text:span text:style-name="T17">0</text:span><text:span text:style-name="T12">] = </text:span><text:span text:style-name="T14">"programa.py"</text:span><text:span text:style-name="T12"><text:line-break/>sys.argv[</text:span><text:span text:style-name="T17">1</text:span><text:span text:style-name="T12">] = </text:span><text:span text:style-name="T14">"hola"</text:span><text:span text:style-name="T12"><text:line-break/>sys.argv[</text:span><text:span text:style-name="T17">2</text:span><text:span text:style-name="T12">] = </text:span><text:span text:style-name="T14">"adios"</text:span></text:p>
          </table:table-cell>
        </table:table-row>
      </table:table>
      <text:p text:style-name="P7"/>
      <text:list xml:id="list25009050220339" text:continue-numbering="true" text:style-name="WWNum1">
        <text:list-item>
          <text:p text:style-name="P17"><text:bookmark text:name="_8zjsdatlcdak"/>Obtener la fecha + hora actual en Python 3</text:p>
        </text:list-item>
      </text:list>
      <text:p text:style-name="Standard">Usando Python, puedes consultar la fecha y hora actual mediante el módulo “datetime” y formatearla de diferentes maneras. Por ejemplo, si quieres imprimir una cadena con la fecha en este formato “2023-02-27-11-00”, puedes usar este código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text:span text:style-name="T12">from datetime </text:span><text:span text:style-name="T13">import</text:span><text:span text:style-name="T12"> datetime<text:line-break/># Obtener la fecha y hora actual<text:line-break/>now = datetime.now()<text:line-break/># F</text:span><text:span text:style-name="T22">ormatear</text:span><text:span text:style-name="T12"> la fecha y hora (Y-&gt;</text:span><text:span text:style-name="T22">a</text:span><text:span text:style-name="T12">ño, m-&gt;</text:span><text:span text:style-name="T22">mes</text:span><text:span text:style-name="T12">, d-&gt;</text:span><text:span text:style-name="T22">d</text:span><text:span text:style-name="T12">ía, H-&gt;</text:span><text:span text:style-name="T22">hora</text:span><text:span text:style-name="T12"> y M-&gt;minuto)<text:line-break/>formatted_date = now.strftime(</text:span><text:span text:style-name="T14">"%Y-%m-%d-%H-%M"</text:span><text:span text:style-name="T12">)<text:line-break/># Imprimir la cadena formateada<text:line-break/>print(formatted_date)</text:span></text:p>
          </table:table-cell>
        </table:table-row>
      </table:table>
      <text:p text:style-name="Standard"><text:span text:style-name="T15">E</text:span>ste código utiliza el módulo “datetime” para obtener la fecha y la hora actuales, y después las formatea según el formato especificado usando “strftime”.</text:p>
      <text:p text:style-name="Standard">Si quieres saber más sobre los formatos admitidos por “strftime”, puedes visitar este enlace:</text:p>
      <text:p text:style-name="Standard"><text:a xlink:type="simple" xlink:href="https://strftime.org/" text:style-name="ListLabel_20_1" text:visited-style-name="ListLabel_20_1"><text:span text:style-name="T9">https://strftime.org/</text:span></text:a></text:p>
      <text:list xml:id="list25009521297022" text:continue-numbering="true" text:style-name="WWNum1">
        <text:list-item>
          <text:p text:style-name="P17"><text:bookmark text:name="_huhxqyi0xurf"/>He terminado de leer este documento. ¿Qué debo hacer ahora?</text:p>
        </text:list-item>
      </text:list>
      <text:p text:style-name="Standard">Hemos proporcionado varias actividades no evaluables. Están disponibles en el archivo “Scripting en Python - Parte 03 - Actividades 01”. Debes intentar resolverlas y plantear tus dudas en los foros</text:p>
      <text:list xml:id="list25008323014158" text:continue-numbering="true" text:style-name="WWNum1">
        <text:list-item>
          <text:p text:style-name="P17"><text:bookmark text:name="_d6d8liu3srtz"/>Información</text:p>
        </text:list-item>
      </text:list>
      <text:p text:style-name="Standard">Puedes encontrar más información y ejemplos en este enlace</text:p>
      <text:p text:style-name="Standard"><text:a xlink:type="simple" xlink:href="https://www.programcreek.com/python/example/2696/subprocess.check_output" text:style-name="ListLabel_20_1" text:visited-style-name="ListLabel_20_1"><text:span text:style-name="T9">https://www.programcreek.com/python/example/2696/subprocess.check_output</text:span></text:a></text:p>
      <text:p text:style-name="Standard"><text:soft-page-break/><text:a xlink:type="simple" xlink:href="https://queirozf.com/entries/python-3-subprocess-examples#run-example-store-output-and-error-message-in-string" text:style-name="ListLabel_20_1" text:visited-style-name="ListLabel_20_1"><text:span text:style-name="T9">https://queirozf.com/entries/python-3-subprocess-examples#run-example-store-output-and-error-message-in-string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<text:s text:c="75"/><text:tab/>Scripting en Python - Parte 03</text:span></text:p>
      </style:header>
      <style:footer>
        <text:p text:style-name="MP4"><text:span text:style-name="MT1">CFGS DAM/DAW<text:tab/><text:tab/>Scripting en Python - Parte 03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3" meta:object-count="0" meta:page-count="2" meta:paragraph-count="47" meta:word-count="566" meta:character-count="4098" meta:non-whitespace-character-count="3485"/>
    <meta:generator>LibreOfficeDev/6.0.5.2$Linux_X86_64 LibreOffice_project/</meta:generator>
  </office:meta>
</office:document-meta>
</file>